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CMU Serif" fo:font-size="14pt" style:font-size-asian="18pt" style:font-size-complex="18pt"/>
    </style:style>
    <style:style style:name="P2" style:family="paragraph">
      <style:paragraph-properties fo:text-align="center"/>
      <style:text-properties style:font-name="CMU Serif" fo:font-size="14pt" fo:font-weight="bold" style:font-size-asian="18pt" style:font-weight-asian="bold" style:font-size-complex="18pt" style:font-weight-complex="bold"/>
    </style:style>
    <style:style style:name="P3" style:family="paragraph">
      <style:text-properties style:font-name="CMU Serif" fo:font-size="14pt" fo:font-weight="bold" style:font-size-asian="18pt" style:font-weight-asian="bold" style:font-size-complex="18pt" style:font-weight-complex="bold"/>
    </style:style>
    <style:style style:name="P4" style:family="paragraph">
      <style:text-properties style:font-name="CMU Serif" fo:font-size="14pt" style:font-size-asian="18pt" style:font-size-complex="18pt"/>
    </style:style>
    <style:style style:name="P5" style:family="paragraph">
      <style:paragraph-properties fo:text-align="center"/>
      <style:text-properties style:font-name="CMU Serif"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5.6cm" svg:x="8.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1.9cm" svg:x="10.3cm" svg:y="15.4cm">
          <text:p text:style-name="P2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328cm" svg:height="1cm" svg:x="8.5cm" svg:y="14.9cm">
          <draw:text-box>
            <text:p text:style-name="P3"><text:span text:style-name="T1">NP</text:span></text:p>
          </draw:text-box>
        </draw:frame>
        <draw:frame draw:style-name="gr3" draw:text-style-name="P4" draw:layer="layout" svg:width="2.45cm" svg:height="1cm" svg:x="9.35cm" svg:y="10.7cm">
          <draw:text-box>
            <text:p text:style-name="P4"><text:span text:style-name="T1">NP</text:span>-<text:span text:style-name="T2">hard</text:span></text:p>
          </draw:text-box>
        </draw:frame>
        <draw:frame draw:style-name="gr3" draw:text-style-name="P4" draw:layer="layout" svg:width="3.36cm" svg:height="1cm" svg:x="9cm" svg:y="12.7cm">
          <draw:text-box>
            <text:p text:style-name="P4"><text:span text:style-name="T1">NP</text:span>-<text:span text:style-name="T2">complete</text:span></text:p>
          </draw:text-box>
        </draw:frame>
        <draw:path draw:style-name="gr4" draw:text-style-name="P5" draw:layer="layout" svg:width="5.639cm" svg:height="6.672cm" draw:transform="skewX (-0.226892802759263) rotate (-1.79768912955416) translate (14.0093012872486cm 9.40000000000001cm)" svg:viewBox="0 0 5640 6673" svg:d="M24 0c12651 519-24 6673-24 66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6T13:39:17.325011964</meta:creation-date>
    <dc:date>2014-11-16T13:48:24.725846645</dc:date>
    <meta:editing-duration>PT44S</meta:editing-duration>
    <meta:editing-cycles>3</meta:editing-cycles>
    <meta:generator>LibreOffice/4.2.7.2$Linux_X86_64 LibreOffice_project/420m0$Build-2</meta:generator>
    <meta:document-statistic meta:object-count="6"/>
  </office:meta>
</office:document-meta>
</file>